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9pt" officeooo:rsid="0008d864" officeooo:paragraph-rsid="00063a04" style:font-size-asian="19pt" style:font-size-complex="19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63a0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00c0" officeooo:paragraph-rsid="00063a0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864" officeooo:paragraph-rsid="00063a0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f1471" officeooo:paragraph-rsid="00063a04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63a04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00c0" officeooo:paragraph-rsid="00063a04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63a04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fcd8a" officeooo:paragraph-rsid="00063a04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4024d" officeooo:paragraph-rsid="00063a04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864" officeooo:paragraph-rsid="00063a04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e9c28" officeooo:paragraph-rsid="00063a04" fo:background-color="#ffff0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officeooo:rsid="002a295b" officeooo:paragraph-rsid="00063a04" fo:background-color="#fffff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69cbd9" officeooo:paragraph-rsid="00063a04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b232a" officeooo:paragraph-rsid="00063a04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44024d" officeooo:paragraph-rsid="00063a0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officeooo:rsid="0008d864" officeooo:paragraph-rsid="00063a04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officeooo:rsid="0008d864" officeooo:paragraph-rsid="00063a04" fo:background-color="transparen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0bc0be" officeooo:paragraph-rsid="00063a04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1466b" officeooo:paragraph-rsid="00063a04" fo:background-color="#fffff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38c186" officeooo:paragraph-rsid="00063a0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fcd8a" officeooo:paragraph-rsid="00063a0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53b66" officeooo:paragraph-rsid="00063a04" fo:background-color="#fffff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0bc0be" officeooo:paragraph-rsid="00063a04" fo:background-color="#fffff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38c186" officeooo:paragraph-rsid="00063a04" fo:background-color="#ffffff" style:font-size-asian="14pt" style:font-weight-asian="normal" style:font-size-complex="14pt" style:font-weight-complex="normal"/>
    </style:style>
    <style:style style:name="T1" style:family="text">
      <style:text-properties officeooo:rsid="002ec593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cca" style:font-weight-asian="bold" style:font-weight-complex="bold"/>
    </style:style>
    <style:style style:name="T5" style:family="text">
      <style:text-properties fo:font-weight="bold" officeooo:rsid="007e2987" style:font-weight-asian="bold" style:font-weight-complex="bold"/>
    </style:style>
    <style:style style:name="T6" style:family="text">
      <style:text-properties fo:font-weight="bold" officeooo:rsid="001700c0" style:font-weight-asian="bold" style:font-weight-complex="bold"/>
    </style:style>
    <style:style style:name="T7" style:family="text">
      <style:text-properties fo:font-weight="bold" officeooo:rsid="002bce09" style:font-weight-asian="bold" style:font-weight-complex="bold"/>
    </style:style>
    <style:style style:name="T8" style:family="text">
      <style:text-properties fo:font-weight="bold" officeooo:rsid="0034061e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00c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e12f4" style:font-weight-asian="normal" style:font-weight-complex="normal"/>
    </style:style>
    <style:style style:name="T13" style:family="text">
      <style:text-properties fo:font-weight="normal" officeooo:rsid="00091cca" style:font-weight-asian="normal" style:font-weight-complex="normal"/>
    </style:style>
    <style:style style:name="T14" style:family="text">
      <style:text-properties fo:font-weight="normal" officeooo:rsid="001dbeca" style:font-weight-asian="normal" style:font-weight-complex="normal"/>
    </style:style>
    <style:style style:name="T15" style:family="text">
      <style:text-properties fo:font-weight="normal" officeooo:rsid="009fb7be" style:font-weight-asian="normal" style:font-weight-complex="normal"/>
    </style:style>
    <style:style style:name="T16" style:family="text">
      <style:text-properties fo:font-weight="normal" officeooo:rsid="004e9c28" style:font-weight-asian="normal" style:font-weight-complex="normal"/>
    </style:style>
    <style:style style:name="T17" style:family="text">
      <style:text-properties fo:font-weight="normal" officeooo:rsid="002a295b" style:font-weight-asian="normal" style:font-weight-complex="normal"/>
    </style:style>
    <style:style style:name="T18" style:family="text">
      <style:text-properties fo:font-weight="normal" officeooo:rsid="002b232a" style:font-weight-asian="normal" style:font-weight-complex="normal"/>
    </style:style>
    <style:style style:name="T19" style:family="text">
      <style:text-properties fo:font-weight="normal" officeooo:rsid="0044e11e" style:font-weight-asian="normal" style:font-weight-complex="normal"/>
    </style:style>
    <style:style style:name="T20" style:family="text">
      <style:text-properties fo:font-weight="normal" officeooo:rsid="0060e89e" style:font-weight-asian="normal" style:font-weight-complex="normal"/>
    </style:style>
    <style:style style:name="T21" style:family="text">
      <style:text-properties fo:font-weight="normal" officeooo:rsid="008a8ac8" style:font-weight-asian="normal" style:font-weight-complex="normal"/>
    </style:style>
    <style:style style:name="T22" style:family="text">
      <style:text-properties fo:font-weight="normal" officeooo:rsid="001c8d76" style:font-weight-asian="normal" style:font-weight-complex="normal"/>
    </style:style>
    <style:style style:name="T23" style:family="text">
      <style:text-properties fo:font-weight="normal" officeooo:rsid="000fcd8a" style:font-weight-asian="normal" style:font-weight-complex="normal"/>
    </style:style>
    <style:style style:name="T24" style:family="text">
      <style:text-properties fo:font-weight="normal" officeooo:rsid="0026e705" style:font-weight-asian="normal" style:font-weight-complex="normal"/>
    </style:style>
    <style:style style:name="T25" style:family="text">
      <style:text-properties fo:font-weight="normal" officeooo:rsid="0046ad10" style:font-weight-asian="normal" style:font-weight-complex="normal"/>
    </style:style>
    <style:style style:name="T26" style:family="text">
      <style:text-properties fo:font-weight="normal" officeooo:rsid="0041d07a" style:font-weight-asian="normal" style:font-weight-complex="normal"/>
    </style:style>
    <style:style style:name="T27" style:family="text">
      <style:text-properties fo:font-weight="normal" officeooo:rsid="00153997" style:font-weight-asian="normal" style:font-weight-complex="normal"/>
    </style:style>
    <style:style style:name="T28" style:family="text">
      <style:text-properties fo:font-weight="normal" officeooo:rsid="0037920c" style:font-weight-asian="normal" style:font-weight-complex="normal"/>
    </style:style>
    <style:style style:name="T29" style:family="text">
      <style:text-properties fo:font-weight="normal" officeooo:rsid="00321523" style:font-weight-asian="normal" style:font-weight-complex="normal"/>
    </style:style>
    <style:style style:name="T30" style:family="text">
      <style:text-properties fo:font-weight="normal" officeooo:rsid="002b1b01" style:font-weight-asian="normal" style:font-weight-complex="normal"/>
    </style:style>
    <style:style style:name="T31" style:family="text">
      <style:text-properties fo:font-weight="normal" officeooo:rsid="002bce09" style:font-weight-asian="normal" style:font-weight-complex="normal"/>
    </style:style>
    <style:style style:name="T32" style:family="text">
      <style:text-properties fo:font-weight="normal" officeooo:rsid="002d473a" style:font-weight-asian="normal" style:font-weight-complex="normal"/>
    </style:style>
    <style:style style:name="T33" style:family="text">
      <style:text-properties fo:font-weight="normal" officeooo:rsid="001700c0" style:font-weight-asian="normal" style:font-weight-complex="normal"/>
    </style:style>
    <style:style style:name="T34" style:family="text">
      <style:text-properties fo:font-weight="normal" officeooo:rsid="0034061e" style:font-weight-asian="normal" style:font-weight-complex="normal"/>
    </style:style>
    <style:style style:name="T35" style:family="text">
      <style:text-properties fo:font-weight="normal" officeooo:rsid="0018c298" style:font-weight-asian="normal" style:font-weight-complex="normal"/>
    </style:style>
    <style:style style:name="T36" style:family="text">
      <style:text-properties fo:font-weight="normal" officeooo:rsid="00194d51" style:font-weight-asian="normal" style:font-weight-complex="normal"/>
    </style:style>
    <style:style style:name="T37" style:family="text">
      <style:text-properties fo:font-weight="normal" officeooo:rsid="0011466b" style:font-weight-asian="normal" style:font-weight-complex="normal"/>
    </style:style>
    <style:style style:name="T38" style:family="text">
      <style:text-properties fo:font-weight="normal" officeooo:rsid="00347e90" style:font-weight-asian="normal" style:font-weight-complex="normal"/>
    </style:style>
    <style:style style:name="T39" style:family="text">
      <style:text-properties fo:font-weight="normal" fo:background-color="#ffffff" loext:char-shading-value="0" style:font-weight-asian="normal" style:font-weight-complex="normal"/>
    </style:style>
    <style:style style:name="T40" style:family="text">
      <style:text-properties fo:font-weight="normal" officeooo:rsid="008db26a" fo:background-color="#ffffff" loext:char-shading-value="0" style:font-weight-asian="normal" style:font-weight-complex="normal"/>
    </style:style>
    <style:style style:name="T41" style:family="text">
      <style:text-properties fo:font-weight="normal" officeooo:rsid="00347e90" fo:background-color="#ffffff" loext:char-shading-value="0" style:font-weight-asian="normal" style:font-weight-complex="normal"/>
    </style:style>
    <style:style style:name="T42" style:family="text">
      <style:text-properties fo:font-weight="normal" officeooo:rsid="0038c186" fo:background-color="#ffffff" loext:char-shading-value="0" style:font-weight-asian="normal" style:font-weight-complex="normal"/>
    </style:style>
    <style:style style:name="T43" style:family="text">
      <style:text-properties fo:font-weight="normal" officeooo:rsid="008156df" fo:background-color="#ffffff" loext:char-shading-value="0" style:font-weight-asian="normal" style:font-weight-complex="normal"/>
    </style:style>
    <style:style style:name="T44" style:family="text">
      <style:text-properties fo:font-weight="normal" officeooo:rsid="008a8ac8" fo:background-color="#ffffff" loext:char-shading-value="0" style:font-weight-asian="normal" style:font-weight-complex="normal"/>
    </style:style>
    <style:style style:name="T45" style:family="text">
      <style:text-properties fo:font-weight="normal" officeooo:rsid="00347e90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90d1e5" fo:background-color="transparent" loext:char-shading-value="0" style:font-weight-asian="normal" style:font-weight-complex="normal"/>
    </style:style>
    <style:style style:name="T47" style:family="text">
      <style:text-properties officeooo:rsid="0044024d"/>
    </style:style>
    <style:style style:name="T48" style:family="text">
      <style:text-properties officeooo:rsid="002b232a"/>
    </style:style>
    <style:style style:name="T49" style:family="text">
      <style:text-properties officeooo:rsid="0044e11e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47e90" fo:background-color="transparent" loext:char-shading-value="0"/>
    </style:style>
    <style:style style:name="T52" style:family="text">
      <style:text-properties officeooo:rsid="0036b133" fo:background-color="transparent" loext:char-shading-value="0"/>
    </style:style>
    <style:style style:name="T53" style:family="text">
      <style:text-properties officeooo:rsid="008a8ac8"/>
    </style:style>
    <style:style style:name="T54" style:family="text">
      <style:text-properties officeooo:rsid="001c8d76"/>
    </style:style>
    <style:style style:name="T55" style:family="text">
      <style:text-properties officeooo:rsid="000fcd8a"/>
    </style:style>
    <style:style style:name="T56" style:family="text">
      <style:text-properties officeooo:rsid="00430ab2"/>
    </style:style>
    <style:style style:name="T57" style:family="text">
      <style:text-properties officeooo:rsid="0012ec53"/>
    </style:style>
    <style:style style:name="T58" style:family="text">
      <style:text-properties officeooo:rsid="0041d07a"/>
    </style:style>
    <style:style style:name="T59" style:family="text">
      <style:text-properties officeooo:rsid="00153997"/>
    </style:style>
    <style:style style:name="T60" style:family="text">
      <style:text-properties officeooo:rsid="00321523"/>
    </style:style>
    <style:style style:name="T61" style:family="text">
      <style:text-properties officeooo:rsid="0037920c"/>
    </style:style>
    <style:style style:name="T62" style:family="text">
      <style:text-properties officeooo:rsid="0034061e"/>
    </style:style>
    <style:style style:name="T63" style:family="text">
      <style:text-properties officeooo:rsid="0011466b"/>
    </style:style>
    <style:style style:name="T64" style:family="text">
      <style:text-properties officeooo:rsid="008156df"/>
    </style:style>
    <style:style style:name="T65" style:family="text">
      <style:text-properties fo:background-color="#ffffff" loext:char-shading-value="0"/>
    </style:style>
    <style:style style:name="T66" style:family="text">
      <style:text-properties officeooo:rsid="008156df" fo:background-color="#ffffff" loext:char-shading-value="0"/>
    </style:style>
    <style:style style:name="T67" style:family="text">
      <style:text-properties officeooo:rsid="0038c186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ática <text:span text:style-name="T1">com Expressões Regulares LL(1)</text:span> da Linguagem L</text:p>
      <text:p text:style-name="P1"/>
      <text:p text:style-name="P1"/>
      <text:p text:style-name="P18"><text:span text:style-name="T2">S</text:span> → {<text:span text:style-name="T3">Declarar</text:span><text:span text:style-name="T11">}</text:span><text:span text:style-name="T12">*</text:span> {<text:span text:style-name="T3">Comando</text:span><text:span text:style-name="T13">}</text:span><text:span text:style-name="T12">*</text:span></text:p>
      <text:p text:style-name="P12"/>
      <text:p text:style-name="P11">Declarar → “<text:span text:style-name="T14">final" “</text:span><text:span text:style-name="T15">id” “</text:span><text:span text:style-name="T16">&lt;-” <text:s/></text:span><text:span text:style-name="T40">[“-”] </text:span><text:span text:style-name="T16">const “;” | </text:span><text:span text:style-name="T17">(“int” | “boolean” | “byte” | “string”) id </text:span><text:span text:style-name="T47">ListaIds</text:span><text:span text:style-name="T18">“;”</text:span></text:p>
      <text:p text:style-name="P16"/>
      <text:p text:style-name="P10">ListaIds<text:span text:style-name="T11"> → [</text:span>Atrib<text:span text:style-name="T11">] {“,” “id” [</text:span>Atrib<text:span text:style-name="T11">]}</text:span><text:span text:style-name="T18">*</text:span></text:p>
      <text:p text:style-name="P15"/>
      <text:p text:style-name="P10"><text:span text:style-name="T48">A</text:span>trib →<text:span text:style-name="T49"> </text:span><text:span text:style-name="T19">“</text:span><text:span text:style-name="T11">&lt;-” </text:span><text:span text:style-name="T40">[“-”] </text:span><text:span text:style-name="T20">c</text:span><text:span text:style-name="T11">onst</text:span></text:p>
      <text:p text:style-name="P4"/>
      <text:p text:style-name="P17"><text:span text:style-name="T9">Comando </text:span><text:span text:style-name="T3">→</text:span><text:span text:style-name="T4"> </text:span><text:span text:style-name="T5">Atribuicao</text:span><text:span text:style-name="T4"> | Repeticao | Teste | Nulo | Leitura | Escrita</text:span></text:p>
      <text:p text:style-name="P14"><text:s text:c="23"/></text:p>
      <text:p text:style-name="P2"><text:span text:style-name="T50">Atribuicao </text:span>→ <text:span text:style-name="T11">“</text:span><text:span text:style-name="T21">id”</text:span><text:span text:style-name="T53"> </text:span><text:span text:style-name="T22">“&lt;-”</text:span><text:span text:style-name="T54"> Expressao </text:span><text:span text:style-name="T22">“;”</text:span></text:p>
      <text:p text:style-name="P2"/>
      <text:p text:style-name="P8">Repeticao → <text:span text:style-name="T11">“</text:span><text:span text:style-name="T23">while”“(“</text:span><text:span text:style-name="T55">Expressao</text:span><text:span text:style-name="T23">“)”</text:span><text:span text:style-name="T24"> </text:span><text:span text:style-name="T56">Blocowhile</text:span><text:span text:style-name="T23"> </text:span></text:p>
      <text:p text:style-name="P9"/>
      <text:p text:style-name="P9"><text:span text:style-name="T57">Blocowhile </text:span><text:span text:style-name="T11">→ “begin”{</text:span>Comando<text:span text:style-name="T11">}*“end</text:span><text:span text:style-name="T25">w</text:span><text:span text:style-name="T11">hile” </text:span><text:span text:style-name="T26">| </text:span><text:span text:style-name="T58">Comando</text:span></text:p>
      <text:p text:style-name="P7"/>
      <text:p text:style-name="P8">Teste → <text:span text:style-name="T11">“</text:span><text:span text:style-name="T27">if”“(“</text:span><text:span text:style-name="T59">Expressao</text:span><text:span text:style-name="T27">“)” </text:span><text:span text:style-name="T28"><text:s/>(</text:span><text:span text:style-name="T60">Blocoif | Comando </text:span><text:span text:style-name="T29">[</text:span><text:span text:style-name="T60">BlocoElse</text:span><text:span text:style-name="T29">]</text:span><text:span text:style-name="T60">)</text:span></text:p>
      <text:p text:style-name="P3"/>
      <text:p text:style-name="P13"><text:span text:style-name="T10">Blocoif</text:span><text:span text:style-name="T6"> → “</text:span><text:span text:style-name="T30">begin”</text:span><text:span text:style-name="T31">{</text:span><text:span text:style-name="T7">Comando</text:span><text:span text:style-name="T31">}+“</text:span><text:span text:style-name="T32">endif”</text:span><text:span text:style-name="T33">“else”“</text:span><text:span text:style-name="T34">begin”{</text:span><text:span text:style-name="T8">Comando</text:span><text:span text:style-name="T34">}+“endelse”</text:span></text:p>
      <text:p text:style-name="P6"/>
      <text:p text:style-name="P5"><text:span text:style-name="T50">BlocoElse </text:span>→ <text:span text:style-name="T61"><text:s/></text:span><text:span text:style-name="T34">“else”</text:span><text:span text:style-name="T62"> Comando </text:span></text:p>
      <text:p text:style-name="P5"/>
      <text:p text:style-name="P2">Nulo → <text:span text:style-name="T11">“;”</text:span></text:p>
      <text:p text:style-name="P2"/>
      <text:p text:style-name="P2">Leitura → <text:span text:style-name="T11">“</text:span><text:span text:style-name="T35">readln”“</text:span><text:span text:style-name="T36">(</text:span><text:span text:style-name="T35">”id“)”“;”</text:span></text:p>
      <text:p text:style-name="P19"/>
      <text:p text:style-name="P24"><text:span text:style-name="T50">Escrita </text:span>→ <text:span text:style-name="T11">“</text:span><text:span text:style-name="T36">write”“(”</text:span><text:span text:style-name="T63">ListaExpressoes</text:span><text:span text:style-name="T36">“)”“;” </text:span><text:span text:style-name="T37">| “writeln”“(”</text:span><text:span text:style-name="T63">ListaExpressoes</text:span><text:span text:style-name="T37">“)”“;”</text:span></text:p>
      <text:p text:style-name="P20"/>
      <text:p text:style-name="P23"><text:span text:style-name="T63">L</text:span>istaExpressoes<text:span text:style-name="T11"> → </text:span>Expressao <text:span text:style-name="T11">{“,” </text:span>Expressao<text:span text:style-name="T11">}*</text:span></text:p>
      <text:p text:style-name="P22"/>
      <text:p text:style-name="P22"><text:span text:style-name="T50">Expressao</text:span> → <text:span text:style-name="T53">Exp </text:span><text:span text:style-name="T38">[(“=”| “!=” | “&lt;” | “&gt;” | “&lt;=” | “&gt;=”) </text:span><text:span text:style-name="T64">Exp</text:span><text:span text:style-name="T38">] <text:s text:c="3"/></text:span><text:span text:style-name="T45"><text:s text:c="35"/></text:span><text:span text:style-name="T38"><text:s text:c="4"/></text:span></text:p>
      <text:p text:style-name="P22"/>
      <text:p text:style-name="P22"><text:span text:style-name="T51">E</text:span><text:span text:style-name="T52">xp</text:span><text:span text:style-name="T45"> </text:span><text:span text:style-name="T41">→</text:span><text:span text:style-name="T45"> </text:span><text:span text:style-name="T46">[“+” | “-” ] </text:span><text:span text:style-name="T66">T </text:span><text:span text:style-name="T42">{(“+” | “-” | “||”) </text:span><text:span text:style-name="T43"><text:s/></text:span><text:span text:style-name="T67">T </text:span><text:span text:style-name="T42">}*</text:span></text:p>
      <text:p text:style-name="P25"/>
      <text:p text:style-name="P21"><text:span text:style-name="T65">T → </text:span><text:span text:style-name="T66">F</text:span><text:span text:style-name="T43"> </text:span><text:span text:style-name="T39">{(“*” | “&amp;&amp;” | “/”) <text:s/></text:span><text:span text:style-name="T65">F</text:span><text:span text:style-name="T39">}*</text:span></text:p>
      <text:p text:style-name="P25"/>
      <text:p text:style-name="P21"><text:span text:style-name="T50">F </text:span><text:span text:style-name="T65">→ </text:span><text:span text:style-name="T39">“!”</text:span><text:span text:style-name="T65">F </text:span><text:span text:style-name="T39"><text:s/>| “(”</text:span><text:span text:style-name="T65">Expressao</text:span><text:span text:style-name="T39">“)” | </text:span><text:span text:style-name="T40">[“-”] </text:span><text:span text:style-name="T39">const </text:span><text:span text:style-name="T44">| i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00:14:53.148000000</meta:creation-date>
    <dc:date>2020-05-12T00:40:27.904000000</dc:date>
    <meta:editing-duration>PT30M12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1" meta:word-count="146" meta:character-count="1005" meta:non-whitespace-character-count="805"/>
  </office:meta>
</office:document-meta>
</file>